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2" style:master-page-name="MasterPage2" style:family="paragraph" style:name="P35">
      <style:paragraph-properties fo:text-align="center" fo:break-before="page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69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36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0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37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1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38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2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39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3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0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4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1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5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2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6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3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7">
      <style:text-properties fo:font-family="Arial" style:font-family-asian="Arial" style:font-family-complex="Arial" fo:font-size="20pt" style:font-size-complex="20pt" fo:language="es" fo:country="MX"/>
    </style:style>
    <style:style style:parent-style-name="673" style:family="text" style:name="T78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4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79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3" style:family="text" style:name="T80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3" style:family="text" style:name="T81">
      <style:text-properties fo:font-family="Arial" style:font-family-asian="Arial" style:font-family-complex="Arial" fo:font-size="20pt" style:font-size-complex="20pt" fo:language="es" fo:country="MX"/>
    </style:style>
    <style:style style:parent-style-name="673" style:family="text" style:name="T82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3" style:family="text" style:name="T83">
      <style:text-properties fo:font-family="Arial" style:font-family-asian="Arial" style:font-family-complex="Arial" fo:font-size="20pt" style:font-size-complex="20pt" fo:language="es" fo:country="MX"/>
    </style:style>
    <style:style style:parent-style-name="673" style:family="text" style:name="T84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5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85">
      <style:text-properties fo:color="#000000" fo:font-family="Arial" style:font-family-asian="Arial" style:font-family-complex="Arial" fo:font-size="20pt" style:font-size-complex="20pt"/>
    </style:style>
    <style:style style:family="text" style:name="T86">
      <style:text-properties fo:color="#000000" fo:font-family="Arial" style:font-family-asian="Arial" style:font-family-complex="Arial" fo:font-size="20pt" style:font-size-complex="20pt"/>
    </style:style>
    <style:style style:parent-style-name="672" style:family="paragraph" style:name="P46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87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7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88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8">
      <style:paragraph-properties fo:text-align="center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89">
      <style:text-properties fo:color="#000000" fo:font-family="Arial" style:font-family-asian="Arial" style:font-family-complex="Arial" fo:font-size="20pt" style:font-size-complex="20pt" fo:language="es" fo:country="MX"/>
    </style:style>
    <style:style style:parent-style-name="672" style:family="paragraph" style:name="P49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0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1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2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3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4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2" style:family="paragraph" style:name="P55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90">
      <style:text-properties fo:language="es" fo:country="ES"/>
    </style:style>
    <style:style style:parent-style-name="673" style:family="text" style:name="T91">
      <style:text-properties fo:language="es" fo:country="ES"/>
    </style:style>
    <style:style style:parent-style-name="673" style:family="text" style:name="T92">
      <style:text-properties fo:language="es" fo:country="ES"/>
    </style:style>
    <style:style style:parent-style-name="672" style:family="paragraph" style:name="P56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93">
      <style:text-properties fo:language="es" fo:country="ES" fo:font-weight="bold"/>
    </style:style>
    <style:style style:parent-style-name="673" style:family="text" style:name="T94">
      <style:text-properties fo:language="es" fo:country="ES"/>
    </style:style>
    <style:style style:parent-style-name="673" style:family="text" style:name="T95">
      <style:text-properties fo:font-family="Arial" style:font-family-asian="Arial" style:font-family-complex="Arial" fo:language="es" fo:country="ES"/>
    </style:style>
    <style:style style:parent-style-name="673" style:family="text" style:name="T96">
      <style:text-properties fo:language="es" fo:country="ES"/>
    </style:style>
    <style:style style:parent-style-name="673" style:family="text" style:name="T97">
      <style:text-properties fo:font-family="Arial" style:font-family-asian="Arial" style:font-family-complex="Arial" fo:language="es" fo:country="ES"/>
    </style:style>
    <style:style style:parent-style-name="673" style:family="text" style:name="T98">
      <style:text-properties fo:language="es" fo:country="ES"/>
    </style:style>
    <style:style style:parent-style-name="673" style:family="text" style:name="T99">
      <style:text-properties fo:font-family="Arial" style:font-family-asian="Arial" style:font-family-complex="Arial" fo:language="es" fo:country="ES"/>
    </style:style>
    <style:style style:parent-style-name="673" style:family="text" style:name="T100">
      <style:text-properties fo:language="es" fo:country="ES"/>
    </style:style>
    <style:style style:parent-style-name="672" style:family="paragraph" style:name="P57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101">
      <style:text-properties fo:language="es" fo:country="ES"/>
    </style:style>
    <style:style style:parent-style-name="673" style:family="text" style:name="T102">
      <style:text-properties fo:font-family="Arial" style:font-family-asian="Arial" style:font-family-complex="Arial" fo:language="es" fo:country="ES"/>
    </style:style>
    <style:style style:parent-style-name="673" style:family="text" style:name="T103">
      <style:text-properties fo:language="es" fo:country="ES"/>
    </style:style>
    <style:style style:parent-style-name="673" style:family="text" style:name="T104">
      <style:text-properties fo:font-family="Arial" style:font-family-asian="Arial" style:font-family-complex="Arial" fo:language="es" fo:country="ES"/>
    </style:style>
    <style:style style:parent-style-name="673" style:family="text" style:name="T105">
      <style:text-properties fo:language="es" fo:country="ES"/>
    </style:style>
    <style:style style:parent-style-name="673" style:family="text" style:name="T106">
      <style:text-properties fo:font-family="Arial" style:font-family-asian="Arial" style:font-family-complex="Arial" fo:language="es" fo:country="ES"/>
    </style:style>
    <style:style style:parent-style-name="673" style:family="text" style:name="T107">
      <style:text-properties fo:language="es" fo:country="ES"/>
    </style:style>
    <style:style style:parent-style-name="673" style:family="text" style:name="T108">
      <style:text-properties fo:font-family="Arial" style:font-family-asian="Arial" style:font-family-complex="Arial" fo:language="es" fo:country="ES"/>
    </style:style>
    <style:style style:parent-style-name="673" style:family="text" style:name="T109">
      <style:text-properties fo:language="es" fo:country="ES"/>
    </style:style>
    <style:style style:parent-style-name="673" style:family="text" style:name="T110">
      <style:text-properties fo:font-family="Arial" style:font-family-asian="Arial" style:font-family-complex="Arial" fo:language="es" fo:country="ES"/>
    </style:style>
    <style:style style:parent-style-name="673" style:family="text" style:name="T111">
      <style:text-properties fo:language="es" fo:country="ES"/>
    </style:style>
    <style:style style:parent-style-name="673" style:family="text" style:name="T112">
      <style:text-properties fo:language="es" fo:country="ES"/>
    </style:style>
    <style:style style:parent-style-name="672" style:family="paragraph" style:name="P58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113">
      <style:text-properties fo:language="es" fo:country="ES"/>
    </style:style>
    <style:style style:family="text" style:name="T114">
      <style:text-properties fo:language="es" fo:country="ES"/>
    </style:style>
    <style:style style:parent-style-name="674" style:list-style-name="WWNum4" style:family="paragraph" style:name="P59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115">
      <style:text-properties fo:language="es" fo:country="ES"/>
    </style:style>
    <style:style style:parent-style-name="673" style:family="text" style:name="T116">
      <style:text-properties fo:language="es" fo:country="ES"/>
    </style:style>
    <style:style style:parent-style-name="673" style:family="text" style:name="T117">
      <style:text-properties fo:language="es" fo:country="ES" fo:font-weight="bold"/>
    </style:style>
    <style:style style:parent-style-name="673" style:family="text" style:name="T118">
      <style:text-properties fo:language="es" fo:country="ES"/>
    </style:style>
    <style:style style:parent-style-name="673" style:family="text" style:name="T119">
      <style:text-properties fo:language="es" fo:country="ES"/>
    </style:style>
    <style:style style:parent-style-name="673" style:family="text" style:name="T120">
      <style:text-properties fo:language="es" fo:country="ES"/>
    </style:style>
    <style:style style:parent-style-name="673" style:family="text" style:name="T121">
      <style:text-properties fo:language="es" fo:country="ES"/>
    </style:style>
    <style:style style:parent-style-name="673" style:family="text" style:name="T122">
      <style:text-properties fo:language="es" fo:country="ES"/>
    </style:style>
    <style:style style:parent-style-name="673" style:family="text" style:name="T123">
      <style:text-properties fo:language="es" fo:country="ES"/>
    </style:style>
    <style:style style:parent-style-name="673" style:family="text" style:name="T124">
      <style:text-properties fo:language="es" fo:country="ES"/>
    </style:style>
    <style:style style:parent-style-name="673" style:family="text" style:name="T125">
      <style:text-properties fo:language="es" fo:country="ES"/>
    </style:style>
    <style:style style:parent-style-name="673" style:family="text" style:name="T126">
      <style:text-properties fo:language="es" fo:country="ES"/>
    </style:style>
    <style:style style:parent-style-name="673" style:family="text" style:name="T127">
      <style:text-properties fo:language="es" fo:country="ES"/>
    </style:style>
    <style:style style:parent-style-name="673" style:family="text" style:name="T128">
      <style:text-properties fo:language="es" fo:country="ES"/>
    </style:style>
    <style:style style:parent-style-name="673" style:family="text" style:name="T129">
      <style:text-properties fo:language="es" fo:country="ES"/>
    </style:style>
    <style:style style:parent-style-name="673" style:family="text" style:name="T130">
      <style:text-properties fo:language="es" fo:country="ES"/>
    </style:style>
    <style:style style:parent-style-name="673" style:family="text" style:name="T131">
      <style:text-properties fo:language="es" fo:country="ES"/>
    </style:style>
    <style:style style:family="text" style:name="T132">
      <style:text-properties fo:language="es" fo:country="ES"/>
    </style:style>
    <style:style style:parent-style-name="674" style:list-style-name="WWNum4" style:family="paragraph" style:name="P60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133">
      <style:text-properties fo:language="es" fo:country="ES"/>
    </style:style>
    <style:style style:parent-style-name="673" style:family="text" style:name="T134">
      <style:text-properties fo:language="es" fo:country="ES"/>
    </style:style>
    <style:style style:parent-style-name="673" style:family="text" style:name="T135">
      <style:text-properties fo:language="es" fo:country="ES"/>
    </style:style>
    <style:style style:parent-style-name="673" style:family="text" style:name="T136">
      <style:text-properties fo:language="es" fo:country="ES"/>
    </style:style>
    <style:style style:parent-style-name="673" style:family="text" style:name="T137">
      <style:text-properties fo:language="es" fo:country="ES"/>
    </style:style>
    <style:style style:parent-style-name="673" style:family="text" style:name="T138">
      <style:text-properties fo:language="es" fo:country="ES"/>
    </style:style>
    <style:style style:parent-style-name="673" style:family="text" style:name="T139">
      <style:text-properties fo:language="es" fo:country="ES"/>
    </style:style>
    <style:style style:parent-style-name="673" style:family="text" style:name="T140">
      <style:text-properties fo:language="es" fo:country="ES"/>
    </style:style>
    <style:style style:parent-style-name="673" style:family="text" style:name="T141">
      <style:text-properties fo:language="es" fo:country="ES" fo:font-weight="bold"/>
    </style:style>
    <style:style style:parent-style-name="673" style:family="text" style:name="T142">
      <style:text-properties fo:language="es" fo:country="ES"/>
    </style:style>
    <style:style style:parent-style-name="673" style:family="text" style:name="T143">
      <style:text-properties fo:language="es" fo:country="ES"/>
    </style:style>
    <style:style style:parent-style-name="673" style:family="text" style:name="T144">
      <style:text-properties fo:language="es" fo:country="ES"/>
    </style:style>
    <style:style style:parent-style-name="673" style:family="text" style:name="T145">
      <style:text-properties fo:language="es" fo:country="ES" fo:font-weight="bold"/>
    </style:style>
    <style:style style:parent-style-name="673" style:family="text" style:name="T146">
      <style:text-properties fo:language="es" fo:country="ES"/>
    </style:style>
    <style:style style:parent-style-name="673" style:family="text" style:name="T147">
      <style:text-properties fo:language="es" fo:country="ES"/>
    </style:style>
    <style:style style:parent-style-name="673" style:family="text" style:name="T148">
      <style:text-properties fo:language="es" fo:country="ES"/>
    </style:style>
    <style:style style:parent-style-name="673" style:family="text" style:name="T149">
      <style:text-properties fo:language="es" fo:country="ES"/>
    </style:style>
    <style:style style:parent-style-name="673" style:family="text" style:name="T150">
      <style:text-properties fo:language="es" fo:country="ES"/>
    </style:style>
    <style:style style:parent-style-name="673" style:family="text" style:name="T151">
      <style:text-properties fo:language="es" fo:country="ES"/>
    </style:style>
    <style:style style:parent-style-name="673" style:family="text" style:name="T152">
      <style:text-properties fo:language="es" fo:country="ES"/>
    </style:style>
    <style:style style:parent-style-name="673" style:family="text" style:name="T153">
      <style:text-properties fo:language="es" fo:country="ES"/>
    </style:style>
    <style:style style:parent-style-name="673" style:family="text" style:name="T154">
      <style:text-properties fo:language="es" fo:country="ES"/>
    </style:style>
    <style:style style:parent-style-name="673" style:family="text" style:name="T155">
      <style:text-properties fo:language="es" fo:country="ES"/>
    </style:style>
    <style:style style:parent-style-name="673" style:family="text" style:name="T156">
      <style:text-properties fo:language="es" fo:country="ES"/>
    </style:style>
    <style:style style:parent-style-name="673" style:family="text" style:name="T157">
      <style:text-properties fo:language="es" fo:country="ES"/>
    </style:style>
    <style:style style:parent-style-name="673" style:family="text" style:name="T158">
      <style:text-properties fo:language="es" fo:country="ES"/>
    </style:style>
    <style:style style:parent-style-name="673" style:family="text" style:name="T159">
      <style:text-properties fo:language="es" fo:country="ES"/>
    </style:style>
    <style:style style:parent-style-name="673" style:family="text" style:name="T160">
      <style:text-properties fo:language="es" fo:country="ES"/>
    </style:style>
    <style:style style:family="text" style:name="T161">
      <style:text-properties fo:language="es" fo:country="ES"/>
    </style:style>
    <style:style style:parent-style-name="674" style:list-style-name="WWNum4" style:family="paragraph" style:name="P61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162">
      <style:text-properties fo:language="es" fo:country="ES"/>
    </style:style>
    <style:style style:parent-style-name="673" style:family="text" style:name="T163">
      <style:text-properties fo:language="es" fo:country="ES"/>
    </style:style>
    <style:style style:parent-style-name="673" style:family="text" style:name="T164">
      <style:text-properties fo:language="es" fo:country="ES"/>
    </style:style>
    <style:style style:parent-style-name="673" style:family="text" style:name="T165">
      <style:text-properties fo:language="es" fo:country="ES"/>
    </style:style>
    <style:style style:parent-style-name="673" style:family="text" style:name="T166">
      <style:text-properties fo:language="es" fo:country="ES"/>
    </style:style>
    <style:style style:parent-style-name="673" style:family="text" style:name="T167">
      <style:text-properties fo:language="es" fo:country="ES" fo:font-weight="bold"/>
    </style:style>
    <style:style style:parent-style-name="673" style:family="text" style:name="T168">
      <style:text-properties fo:language="es" fo:country="ES" fo:font-weight="bold"/>
    </style:style>
    <style:style style:parent-style-name="673" style:family="text" style:name="T169">
      <style:text-properties fo:language="es" fo:country="ES"/>
    </style:style>
    <style:style style:parent-style-name="673" style:family="text" style:name="T170">
      <style:text-properties fo:language="es" fo:country="ES"/>
    </style:style>
    <style:style style:parent-style-name="673" style:family="text" style:name="T171">
      <style:text-properties fo:language="es" fo:country="ES"/>
    </style:style>
    <style:style style:parent-style-name="673" style:family="text" style:name="T172">
      <style:text-properties fo:language="es" fo:country="ES"/>
    </style:style>
    <style:style style:parent-style-name="673" style:family="text" style:name="T173">
      <style:text-properties fo:language="es" fo:country="ES" fo:font-weight="bold"/>
    </style:style>
    <style:style style:parent-style-name="673" style:family="text" style:name="T174">
      <style:text-properties fo:language="es" fo:country="ES"/>
    </style:style>
    <style:style style:parent-style-name="673" style:family="text" style:name="T175">
      <style:text-properties fo:language="es" fo:country="ES"/>
    </style:style>
    <style:style style:parent-style-name="673" style:family="text" style:name="T176">
      <style:text-properties fo:language="es" fo:country="ES"/>
    </style:style>
    <style:style style:parent-style-name="673" style:family="text" style:name="T177">
      <style:text-properties fo:language="es" fo:country="ES"/>
    </style:style>
    <style:style style:parent-style-name="673" style:family="text" style:name="T178">
      <style:text-properties fo:language="es" fo:country="ES"/>
    </style:style>
    <style:style style:parent-style-name="673" style:family="text" style:name="T179">
      <style:text-properties fo:language="es" fo:country="ES" fo:font-weight="bold"/>
    </style:style>
    <style:style style:parent-style-name="673" style:family="text" style:name="T180">
      <style:text-properties fo:language="es" fo:country="ES"/>
    </style:style>
    <style:style style:parent-style-name="673" style:family="text" style:name="T181">
      <style:text-properties fo:language="es" fo:country="ES"/>
    </style:style>
    <style:style style:parent-style-name="673" style:family="text" style:name="T182">
      <style:text-properties fo:language="es" fo:country="ES"/>
    </style:style>
    <style:style style:family="text" style:name="T183">
      <style:text-properties fo:language="es" fo:country="ES"/>
    </style:style>
    <style:style style:parent-style-name="674" style:list-style-name="WWNum4" style:family="paragraph" style:name="P62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184">
      <style:text-properties fo:language="es" fo:country="ES"/>
    </style:style>
    <style:style style:parent-style-name="673" style:family="text" style:name="T185">
      <style:text-properties fo:language="es" fo:country="ES"/>
    </style:style>
    <style:style style:parent-style-name="673" style:family="text" style:name="T186">
      <style:text-properties fo:language="es" fo:country="ES"/>
    </style:style>
    <style:style style:parent-style-name="673" style:family="text" style:name="T187">
      <style:text-properties fo:language="es" fo:country="ES"/>
    </style:style>
    <style:style style:parent-style-name="673" style:family="text" style:name="T188">
      <style:text-properties fo:language="es" fo:country="ES" fo:font-weight="bold"/>
    </style:style>
    <style:style style:parent-style-name="673" style:family="text" style:name="T189">
      <style:text-properties fo:language="es" fo:country="ES" fo:font-weight="bold"/>
    </style:style>
    <style:style style:parent-style-name="673" style:family="text" style:name="T190">
      <style:text-properties fo:language="es" fo:country="ES" fo:font-weight="bold"/>
    </style:style>
    <style:style style:parent-style-name="673" style:family="text" style:name="T191">
      <style:text-properties fo:language="es" fo:country="ES" fo:font-weight="bold"/>
    </style:style>
    <style:style style:parent-style-name="673" style:family="text" style:name="T192">
      <style:text-properties fo:language="es" fo:country="ES" fo:font-weight="bold"/>
    </style:style>
    <style:style style:parent-style-name="673" style:family="text" style:name="T193">
      <style:text-properties fo:language="es" fo:country="ES" fo:font-weight="bold"/>
    </style:style>
    <style:style style:parent-style-name="673" style:family="text" style:name="T194">
      <style:text-properties fo:language="es" fo:country="ES" fo:font-weight="bold"/>
    </style:style>
    <style:style style:parent-style-name="673" style:family="text" style:name="T195">
      <style:text-properties fo:language="es" fo:country="ES" fo:font-weight="bold"/>
    </style:style>
    <style:style style:parent-style-name="673" style:family="text" style:name="T196">
      <style:text-properties fo:language="es" fo:country="ES"/>
    </style:style>
    <style:style style:parent-style-name="673" style:family="text" style:name="T197">
      <style:text-properties fo:language="es" fo:country="ES"/>
    </style:style>
    <style:style style:parent-style-name="673" style:family="text" style:name="T198">
      <style:text-properties fo:language="es" fo:country="ES"/>
    </style:style>
    <style:style style:family="text" style:name="T199">
      <style:text-properties fo:language="es" fo:country="ES"/>
    </style:style>
    <style:style style:parent-style-name="674" style:list-style-name="WWNum4" style:family="paragraph" style:name="P63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00">
      <style:text-properties fo:language="es" fo:country="ES"/>
    </style:style>
    <style:style style:family="text" style:name="T201">
      <style:text-properties fo:language="es" fo:country="ES"/>
    </style:style>
    <style:style style:family="text" style:name="T202">
      <style:text-properties fo:language="es" fo:country="ES"/>
    </style:style>
    <style:style style:parent-style-name="672" style:family="paragraph" style:name="P64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03">
      <style:text-properties fo:language="es" fo:country="ES"/>
    </style:style>
    <style:style style:family="text" style:name="T204">
      <style:text-properties fo:language="es" fo:country="ES"/>
    </style:style>
    <style:style style:parent-style-name="672" style:family="paragraph" style:name="P65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05">
      <style:text-properties fo:language="es" fo:country="ES"/>
    </style:style>
    <style:style style:family="text" style:name="T206">
      <style:text-properties fo:language="es" fo:country="ES"/>
    </style:style>
    <style:style style:parent-style-name="674" style:list-style-name="WWNum3" style:family="paragraph" style:name="P66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07">
      <style:text-properties fo:language="es" fo:country="ES"/>
    </style:style>
    <style:style style:family="text" style:name="T208">
      <style:text-properties fo:language="es" fo:country="ES"/>
    </style:style>
    <style:style style:parent-style-name="674" style:list-style-name="WWNum3" style:family="paragraph" style:name="P67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09">
      <style:text-properties fo:language="es" fo:country="ES"/>
    </style:style>
    <style:style style:family="text" style:name="T210">
      <style:text-properties fo:language="es" fo:country="ES"/>
    </style:style>
    <style:style style:parent-style-name="672" style:family="paragraph" style:name="P68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11">
      <style:text-properties fo:language="es" fo:country="ES"/>
    </style:style>
    <style:style style:family="text" style:name="T212">
      <style:text-properties fo:language="es" fo:country="ES"/>
    </style:style>
    <style:style style:parent-style-name="672" style:family="paragraph" style:name="P69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13">
      <style:text-properties fo:language="es" fo:country="ES"/>
    </style:style>
    <style:style style:family="text" style:name="T214">
      <style:text-properties fo:language="es" fo:country="ES"/>
    </style:style>
    <style:style style:parent-style-name="672" style:family="paragraph" style:name="P70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15">
      <style:text-properties fo:language="es" fo:country="ES"/>
    </style:style>
    <style:style style:family="text" style:name="T216">
      <style:text-properties fo:language="es" fo:country="ES"/>
    </style:style>
    <style:style style:parent-style-name="672" style:family="paragraph" style:name="P71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17">
      <style:text-properties fo:language="es" fo:country="ES"/>
    </style:style>
    <style:style style:family="text" style:name="T218">
      <style:text-properties fo:language="es" fo:country="ES"/>
    </style:style>
    <style:style style:parent-style-name="672" style:family="paragraph" style:name="P72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19">
      <style:text-properties fo:language="es" fo:country="ES"/>
    </style:style>
    <style:style style:family="text" style:name="T220">
      <style:text-properties fo:language="es" fo:country="ES"/>
    </style:style>
    <style:style style:parent-style-name="672" style:family="paragraph" style:name="P73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21">
      <style:text-properties fo:language="es" fo:country="ES"/>
    </style:style>
    <style:style style:family="text" style:name="T222">
      <style:text-properties fo:language="es" fo:country="ES"/>
    </style:style>
    <style:style style:parent-style-name="672" style:family="paragraph" style:name="P74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23">
      <style:text-properties fo:language="es" fo:country="ES"/>
    </style:style>
    <style:style style:family="text" style:name="T224">
      <style:text-properties fo:language="es" fo:country="ES"/>
    </style:style>
    <style:style style:parent-style-name="672" style:family="paragraph" style:name="P75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25">
      <style:text-properties fo:language="es" fo:country="ES"/>
    </style:style>
    <style:style style:family="text" style:name="T226">
      <style:text-properties fo:language="es" fo:country="ES"/>
    </style:style>
    <style:style style:parent-style-name="672" style:family="paragraph" style:name="P76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27">
      <style:text-properties fo:language="es" fo:country="ES"/>
    </style:style>
    <style:style style:family="text" style:name="T228">
      <style:text-properties fo:language="es" fo:country="ES"/>
    </style:style>
    <style:style style:parent-style-name="672" style:family="paragraph" style:name="P77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29">
      <style:text-properties fo:language="es" fo:country="ES"/>
    </style:style>
    <style:style style:family="text" style:name="T230">
      <style:text-properties fo:language="es" fo:country="ES"/>
    </style:style>
    <style:style style:parent-style-name="672" style:family="paragraph" style:name="P78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31">
      <style:text-properties fo:language="es" fo:country="ES"/>
    </style:style>
    <style:style style:family="text" style:name="T232">
      <style:text-properties fo:language="es" fo:country="ES"/>
    </style:style>
    <style:style style:parent-style-name="672" style:family="paragraph" style:name="P79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33">
      <style:text-properties fo:language="es" fo:country="ES"/>
    </style:style>
    <style:style style:family="text" style:name="T234">
      <style:text-properties fo:language="es" fo:country="ES"/>
    </style:style>
    <style:style style:parent-style-name="672" style:family="paragraph" style:name="P80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35">
      <style:text-properties fo:language="es" fo:country="ES"/>
    </style:style>
    <style:style style:family="text" style:name="T236">
      <style:text-properties fo:language="es" fo:country="ES"/>
    </style:style>
    <style:style style:parent-style-name="672" style:family="paragraph" style:name="P81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37">
      <style:text-properties fo:language="es" fo:country="ES"/>
    </style:style>
    <style:style style:family="text" style:name="T238">
      <style:text-properties fo:language="es" fo:country="ES"/>
    </style:style>
    <style:style style:parent-style-name="672" style:family="paragraph" style:name="P82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39">
      <style:text-properties fo:language="es" fo:country="ES"/>
    </style:style>
    <style:style style:family="text" style:name="T240">
      <style:text-properties fo:language="es" fo:country="ES"/>
    </style:style>
    <style:style style:parent-style-name="672" style:family="paragraph" style:name="P83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41">
      <style:text-properties fo:language="es" fo:country="ES"/>
    </style:style>
    <style:style style:family="text" style:name="T242">
      <style:text-properties fo:language="es" fo:country="ES"/>
    </style:style>
    <style:style style:parent-style-name="672" style:family="paragraph" style:name="P84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43">
      <style:text-properties fo:language="es" fo:country="ES"/>
    </style:style>
    <style:style style:family="text" style:name="T244">
      <style:text-properties fo:language="es" fo:country="ES"/>
    </style:style>
    <style:style style:parent-style-name="672" style:family="paragraph" style:name="P85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45">
      <style:text-properties fo:language="es" fo:country="ES"/>
    </style:style>
    <style:style style:family="text" style:name="T246">
      <style:text-properties fo:language="es" fo:country="ES"/>
    </style:style>
    <style:style style:parent-style-name="672" style:family="paragraph" style:name="P86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47">
      <style:text-properties fo:language="es" fo:country="ES"/>
    </style:style>
    <style:style style:family="text" style:name="T248">
      <style:text-properties fo:language="es" fo:country="ES"/>
    </style:style>
    <style:style style:parent-style-name="672" style:family="paragraph" style:name="P87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249">
      <style:text-properties fo:language="es" fo:country="ES"/>
    </style:style>
    <style:style style:family="text" style:name="T250">
      <style:text-properties fo:language="es" fo:country="ES"/>
    </style:style>
    <style:style style:parent-style-name="672" style:family="paragraph" style:name="P88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251">
      <style:text-properties fo:language="es" fo:country="ES"/>
    </style:style>
    <style:style style:parent-style-name="673" style:family="text" style:name="T252">
      <style:text-properties fo:language="es" fo:country="ES"/>
    </style:style>
    <style:style style:parent-style-name="673" style:family="text" style:name="T253">
      <style:text-properties fo:language="es" fo:country="ES"/>
    </style:style>
    <style:style style:parent-style-name="672" style:family="paragraph" style:name="P89">
      <style:paragraph-properties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3" style:family="text" style:name="T254">
      <style:text-properties fo:font-family="Arial" style:font-family-asian="Arial" style:font-family-complex="Arial" fo:language="es" fo:country="ES"/>
    </style:style>
    <style:style style:parent-style-name="673" style:family="text" style:name="T255">
      <style:text-properties fo:language="es" fo:country="ES"/>
    </style:style>
    <style:style style:parent-style-name="673" style:family="text" style:name="T256">
      <style:text-properties fo:language="es" fo:country="ES"/>
    </style:style>
    <style:style style:parent-style-name="673" style:family="text" style:name="T257">
      <style:text-properties fo:font-family="Arial" style:font-family-asian="Arial" style:font-family-complex="Arial" fo:language="es" fo:country="ES"/>
    </style:style>
    <style:style style:parent-style-name="673" style:family="text" style:name="T258">
      <style:text-properties fo:language="es" fo:country="ES"/>
    </style:style>
  </office:automatic-styles>
  <office:body>
    <office:text text:use-soft-page-breaks="true">
      <text:p text:style-name="P35"><text:span text:style-name="T69">Benemérita Universidad Autónoma de Puebla<text:s text:c="5"/></text:span><text:span/></text:p>
      <text:p text:style-name="P36"><text:span text:style-name="T70"><text:s text:c="4"/></text:span><text:span/></text:p>
      <text:p text:style-name="P37"><text:span text:style-name="T71">Facultad de Ciencias de la Computación<text:s text:c="5"/></text:span><text:span/></text:p>
      <text:p text:style-name="P38"><text:span text:style-name="T72">Maestría en Ciencias de la Computación<text:s text:c="5"/></text:span><text:span/></text:p>
      <text:p text:style-name="P39"><text:span text:style-name="T73"><text:s text:c="4"/></text:span><text:span/></text:p>
      <text:p text:style-name="P40"><text:span text:style-name="T74">Inteligencia artificial<text:s text:c="4"/></text:span><text:span/></text:p>
      <text:p text:style-name="P41"><text:span text:style-name="T75">Profesor: Iván Olmos Pineda </text:span><text:span/></text:p>
      <text:p text:style-name="P42"><text:span text:style-name="T76"><text:s/></text:span><text:span/></text:p>
      <text:p text:style-name="P43"><text:span text:style-name="T77">2.º</text:span><text:span text:style-name="T78"> Parcial </text:span><text:span/></text:p>
      <text:p text:style-name="P44"><text:span text:style-name="T79">Juego de</text:span><text:span text:style-name="T80"><text:s/></text:span><text:span text:style-name="T81">Pac-Man</text:span><text:span text:style-name="T82"> con el algoritmo Poda </text:span><text:span text:style-name="T83">Alfa-Beta</text:span><text:span text:style-name="T84"><text:s/></text:span><text:span/></text:p>
      <text:p text:style-name="P45"><text:span text:style-name="T85"/><text:span text:style-name="T86"/></text:p>
      <text:p text:style-name="P46"><text:span text:style-name="T87"><text:s text:c="2"/>Alumno: José Daniel Flores Morales<text:s text:c="5"/></text:span><text:span/></text:p>
      <text:p text:style-name="P47"><text:span text:style-name="T88">Especialidad: Sistemas distribuidos<text:s text:c="5"/></text:span><text:span/></text:p>
      <text:p text:style-name="P48"><text:span text:style-name="T89">Matrícula: 225470536</text:span><text:span/></text:p>
      <text:p text:style-name="P49"><text:span/><text:span/></text:p>
      <text:p text:style-name="P50"><text:span/><text:span/></text:p>
      <text:p text:style-name="P51"><text:span/><text:span/></text:p>
      <text:p text:style-name="P52"><text:span/><text:span/></text:p>
      <text:p text:style-name="P53"><text:span/><text:span/></text:p>
      <text:p text:style-name="P54"><text:span/><text:span/></text:p>
      <text:p text:style-name="P55"><text:span text:style-name="T90"/><text:span text:style-name="T91"/><text:span text:style-name="T92"/></text:p>
      <text:p text:style-name="P56"><text:span text:style-name="T93">Instrucciones: </text:span><text:span text:style-name="T94">Analiza cada una de las preguntas que se </text:span><text:span text:style-name="T95">exponen</text:span><text:span text:style-name="T96"> a </text:span><text:span text:style-name="T97">continuación</text:span><text:span text:style-name="T98"> Realiza las implementaciones correspondientes, las cuales se </text:span><text:span text:style-name="T99">deberán</text:span><text:span text:style-name="T100"> entregar en la fecha indicada. </text:span><text:span/></text:p>
      <text:p text:style-name="P57"><text:span text:style-name="T101">Implementar un juego del </text:span><text:span text:style-name="T102">Pac-Man</text:span><text:span text:style-name="T103"> en el cual la toma de decisiones de los fantasmas </text:span><text:span text:style-name="T104">esté basada</text:span><text:span text:style-name="T105"> en el algoritmo Poda </text:span><text:span text:style-name="T106">Alfa-Beta</text:span><text:span text:style-name="T107">, tomando como </text:span><text:span text:style-name="T108">base</text:span><text:span text:style-name="T109"> el </text:span><text:span text:style-name="T110">código</text:span><text:span text:style-name="T111"> proporcionado por el profesor. Para ello, considere </text:span><text:span text:style-name="T112">lo siguiente: </text:span><text:span/></text:p>
      <text:p text:style-name="P58"><text:span text:style-name="T113"/><text:span text:style-name="T114"/></text:p>
      <text:list text:style-name="WWNum4" text:continue-numbering="true">
        <text:list-item>
          <text:p text:style-name="P59"><text:span text:style-name="T115">(1.0 pts) Im</text:span><text:span text:style-name="T116">plementar un fantasma </text:span><text:span text:style-name="T117">(Blinky – rojo)</text:span><text:span text:style-name="T118"> para alcanzar la </text:span><text:span text:style-name="T119">posición</text:span><text:span text:style-name="T120"> del </text:span><text:span text:style-name="T121">Pac-Man</text:span><text:span text:style-name="T122"> basado en un </text:span><text:span text:style-name="T123">movimiento</text:span><text:span text:style-name="T124"> aleatorio. Este fantasma se debe mover por el laberinto respetando las reglas </text:span><text:span text:style-name="T125">generales de movimiento (solo puede cambiar de </text:span><text:span text:style-name="T126">dirección</text:span><text:span text:style-name="T127"> en las intersecciones, no puede regresar por el camino por el cual </text:span><text:span text:style-name="T128">llegó</text:span><text:span text:style-name="T129"> a la </text:span><text:span text:style-name="T130">intersección</text:span><text:span text:style-name="T131">). </text:span><text:span text:style-name="T132"/></text:p>
        </text:list-item>
        <text:list-item>
          <text:p text:style-name="P60"><text:span text:style-name="T133">(2 pts) Definir una </text:span><text:span text:style-name="T134">función</text:span><text:span text:style-name="T135"><text:s/></text:span><text:span text:style-name="T136">de </text:span><text:span text:style-name="T137">evaluación</text:span><text:span text:style-name="T138"> para el algoritmo poda </text:span><text:span text:style-name="T139">alfa-beta</text:span><text:span text:style-name="T140"> en la cual permita determinar el movimiento que debe tomar un fantasma </text:span><text:span text:style-name="T141">(Pinky - rosa) </text:span><text:span text:style-name="T142">para alcanzar la </text:span><text:span text:style-name="T143">posición</text:span><text:span text:style-name="T144"> del </text:span><text:span text:style-name="T145">Pac-Man </text:span><text:span text:style-name="T146">I</text:span><text:span text:style-name="T147">ncluir en el </text:span><text:span text:style-name="T148">diseño</text:span><text:span text:style-name="T149"> de </text:span><text:span text:style-name="T150">la función</text:span><text:span text:style-name="T151"> por lo menos dos componentes </text:span><text:span text:style-name="T152">heurísticos </text:span><text:span text:style-name="T153">Implementar el </text:span><text:span text:style-name="T154">código</text:span><text:span text:style-name="T155"> correspondiente para mover el fantasma sobre el laberinto, respetando las reglas generales de movimiento (solo puede cambiar de </text:span><text:span text:style-name="T156">dirección</text:span><text:span text:style-name="T157"> en las intersecciones, no puede regresarse por el camino por el cual </text:span><text:span text:style-name="T158">llegó</text:span><text:span text:style-name="T159"> a la </text:span><text:span text:style-name="T160">intersección Se debe argumentar el diseño de dicha función. </text:span><text:span text:style-name="T161"/></text:p>
        </text:list-item>
        <text:list-item>
          <text:p text:style-name="P61"><text:span text:style-name="T162">(3 pts) Definir una </text:span><text:span text:style-name="T163">función</text:span><text:span text:style-name="T164"> de </text:span><text:span text:style-name="T165">evaluación</text:span><text:span text:style-name="T166"> para el </text:span><text:span text:style-name="T167">algoritmo poda </text:span><text:span text:style-name="T168">alfa-beta</text:span><text:span text:style-name="T169">, en la cual permita de</text:span><text:span text:style-name="T170">terminar el movimiento que </text:span><text:span text:style-name="T171">deben</text:span><text:span text:style-name="T172"> tomar dos fantasmas </text:span><text:span text:style-name="T173">(Inky/Clyde - cian/naranja) </text:span><text:span text:style-name="T174">para alcanzar la </text:span><text:span text:style-name="T175">posición</text:span><text:span text:style-name="T176"> del </text:span><text:span text:style-name="T177">Pac-Man</text:span><text:span text:style-name="T178">, con un movimiento colaborativo </text:span><text:span text:style-name="T179">(cazar en manada</text:span><text:span text:style-name="T180">). </text:span><text:span text:style-name="T181">Incluir en el diseño de la función al menos dos componentes heurísticos. Implementar el código correspondiente para mover los fanta</text:span><text:span text:style-name="T182">smas sobre el laberinto, respetando las reglas generales de movimiento. Solo pueden cambiar de dirección en las intersecciones y no pueden regresarse por el camino que utilizaron para llegar a la intersección. Se debe argumentar el diseño de dicha función.</text:span><text:span text:style-name="T183"/></text:p>
        </text:list-item>
        <text:list-item>
          <text:p text:style-name="P62"><text:span text:style-name="T184">(2 pts) Implementar el algoritmo poda </text:span><text:span text:style-name="T185">alfa-beta</text:span><text:span text:style-name="T186"> de tal forma que sea aplicable a las preguntas previas, incluyendo </text:span><text:span text:style-name="T187">dos estrategias de mejora platicadas en clase </text:span><text:span text:style-name="T188">(</text:span><text:span text:style-name="T189">continuación</text:span><text:span text:style-name="T190"> heurística</text:span><text:span text:style-name="T191">, </text:span><text:span text:style-name="T192">búsqueda</text:span><text:span text:style-name="T193"> ambiciosa, </text:span><text:span text:style-name="T194">etc.</text:span><text:span text:style-name="T195">)</text:span><text:span text:style-name="T196">, incluyendo por default </text:span><text:span text:style-name="T197">Tabú</text:span><text:span text:style-name="T198"> con horizonte limitado. Presentar el pseudocódigo correspondiente, así como la correspondiente implementación. </text:span><text:span text:style-name="T199"/></text:p>
        </text:list-item>
        <text:list-item>
          <text:p text:style-name="P63"><text:span text:style-name="T200">(2 pts) Presentar un video y co</text:span><text:span text:style-name="T201">mpartir el link correspondiente, de una longitud no mayor a 5 minutos, en el cual se explique el proyecto y se presenten las pruebas. de ejecución (NOTA: verificar el link es accesible, ya que, de no tener acceso, se asignará 0 puntos para esta pregunta). </text:span><text:span text:style-name="T202"/></text:p>
        </text:list-item>
      </text:list>
      <text:p text:style-name="P64"><text:span text:style-name="T203">Fecha de entrega: La señalada en clase.</text:span><text:span text:style-name="T204"/></text:p>
      <text:p text:style-name="P65"><text:span text:style-name="T205">19 de abril de 2026 23:59</text:span><text:span text:style-name="T206"/></text:p>
      <text:list text:style-name="WWNum3" text:continue-numbering="true">
        <text:list-item>
          <text:p text:style-name="P66"><text:span text:style-name="T207">Documento PDF con respuestas a cada una de las preguntas planteadas</text:span><text:span text:style-name="T208"/></text:p>
        </text:list-item>
        <text:list-item>
          <text:p text:style-name="P67"><text:span text:style-name="T209">Archivo comprimido (.zip, .rar) con los códigos correspondientes (basado en el proyecto compartido por el profesor). </text:span><text:span text:style-name="T210"/></text:p>
        </text:list-item>
      </text:list>
      <text:p text:style-name="P68"><text:span text:style-name="T211"/><text:span text:style-name="T212"/></text:p>
      <text:p text:style-name="P69"><text:span text:style-name="T213"/><text:span text:style-name="T214"/></text:p>
      <text:p text:style-name="P70"><text:span text:style-name="T215"/><text:span text:style-name="T216"/></text:p>
      <text:p text:style-name="P71"><text:span text:style-name="T217"/><text:span text:style-name="T218"/></text:p>
      <text:p text:style-name="P72"><text:span text:style-name="T219"/><text:span text:style-name="T220"/></text:p>
      <text:p text:style-name="P73"><text:span text:style-name="T221"/><text:span text:style-name="T222"/></text:p>
      <text:p text:style-name="P74"><text:span text:style-name="T223"/><text:span text:style-name="T224"/></text:p>
      <text:p text:style-name="P75"><text:span text:style-name="T225"/><text:span text:style-name="T226"/></text:p>
      <text:p text:style-name="P76"><text:span text:style-name="T227"/><text:span text:style-name="T228"/></text:p>
      <text:p text:style-name="P77"><text:span text:style-name="T229"/><text:span text:style-name="T230"/></text:p>
      <text:p text:style-name="P78"><text:span text:style-name="T231"/><text:span text:style-name="T232"/></text:p>
      <text:p text:style-name="P79"><text:span text:style-name="T233"/><text:span text:style-name="T234"/></text:p>
      <text:p text:style-name="P80"><text:span text:style-name="T235"/><text:span text:style-name="T236"/></text:p>
      <text:p text:style-name="P81"><text:span text:style-name="T237"/><text:span text:style-name="T238"/></text:p>
      <text:p text:style-name="P82"><text:span text:style-name="T239"/><text:span text:style-name="T240"/></text:p>
      <text:p text:style-name="P83"><text:span text:style-name="T241"/><text:span text:style-name="T242"/></text:p>
      <text:p text:style-name="P84"><text:span text:style-name="T243"/><text:span text:style-name="T244"/></text:p>
      <text:p text:style-name="P85"><text:span text:style-name="T245"/><text:span text:style-name="T246"/></text:p>
      <text:p text:style-name="P86"><text:span text:style-name="T247"/><text:span text:style-name="T248"/></text:p>
      <text:p text:style-name="P87"><text:span text:style-name="T249"/><text:span text:style-name="T250"/></text:p>
      <text:p text:style-name="P88"><text:span text:style-name="T251"/><text:span text:style-name="T252"/><text:span text:style-name="T253"/></text:p>
      <text:p text:style-name="P89"><text:span text:style-name="T254">Respuesta</text:span><text:span text:style-name="T255"> a la pregunta</text:span><text:span text:style-name="T256"><text:s/></text:span><text:span text:style-name="T257">número</text:span><text:span text:style-name="T258"> uno: 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72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72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72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72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72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72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72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72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72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72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672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72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672" style:display-name="List Paragraph" style:family="paragraph" style:name="165">
      <style:paragraph-properties fo:margin-left="1.27cm" style:contextual-spacing="true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672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672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672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672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672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672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672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2" style:display-name="toc 1" style:family="paragraph" style:name="189">
      <style:paragraph-properties fo:margin-bottom="5pt"/>
    </style:style>
    <style:style style:parent-style-name="672" style:display-name="toc 2" style:family="paragraph" style:name="190">
      <style:paragraph-properties fo:margin-left="0.3881cm" fo:margin-bottom="5pt"/>
    </style:style>
    <style:style style:parent-style-name="672" style:display-name="toc 3" style:family="paragraph" style:name="191">
      <style:paragraph-properties fo:margin-left="0.7762cm" fo:margin-bottom="5pt"/>
    </style:style>
    <style:style style:parent-style-name="672" style:display-name="toc 4" style:family="paragraph" style:name="192">
      <style:paragraph-properties fo:margin-left="1.164cm" fo:margin-bottom="5pt"/>
    </style:style>
    <style:style style:parent-style-name="672" style:display-name="toc 5" style:family="paragraph" style:name="193">
      <style:paragraph-properties fo:margin-left="1.552cm" fo:margin-bottom="5pt"/>
    </style:style>
    <style:style style:parent-style-name="672" style:display-name="toc 6" style:family="paragraph" style:name="194">
      <style:paragraph-properties fo:margin-left="1.94cm" fo:margin-bottom="5pt"/>
    </style:style>
    <style:style style:parent-style-name="672" style:display-name="toc 7" style:family="paragraph" style:name="195">
      <style:paragraph-properties fo:margin-left="2.328cm" fo:margin-bottom="5pt"/>
    </style:style>
    <style:style style:parent-style-name="672" style:display-name="toc 8" style:family="paragraph" style:name="196">
      <style:paragraph-properties fo:margin-left="2.717cm" fo:margin-bottom="5pt"/>
    </style:style>
    <style:style style:parent-style-name="672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72" style:display-name="table of figures" style:family="paragraph" style:name="209">
      <style:paragraph-properties fo:margin-bottom="0pt"/>
    </style:style>
    <style:style style:display-name="DStyle_paragraph" style:family="paragraph" style:name="671">
      <style:paragraph-properties fo:line-height="115.833%" fo:text-align="left" fo:margin-bottom="8pt" fo:border="none"/>
      <style:text-properties fo:font-variant="normal" fo:text-transform="none" fo:color="#000000" style:text-line-through-type="none" fo:font-family="Arial" style:font-family-asian="MS Mincho" style:font-family-complex="Arial" fo:font-size="12pt" style:font-size-complex="12pt" fo:letter-spacing="0pt" fo:language="en" style:language-complex="ar" fo:country="US" style:country-complex="SA" fo:font-style="normal" style:text-underline-type="none" style:text-underline-width="auto" fo:font-weight="normal"/>
    </style:style>
    <style:style style:parent-style-name="671" style:class="default" style:display-name="Normal" style:family="paragraph" style:name="672">
      <style:paragraph-properties/>
      <style:text-properties/>
    </style:style>
    <style:style style:parent-style-name="671" style:display-name="Fuente de párrafo predeter." style:family="text" style:name="673">
      <style:paragraph-properties/>
      <style:text-properties/>
    </style:style>
    <style:style style:parent-style-name="672" style:display-name="Párrafo de lista" style:family="paragraph" style:name="674">
      <style:paragraph-properties fo:margin-left="1.27cm" fo:margin-right="0cm" fo:text-indent="0cm"/>
      <style:text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.54cm" fo:margin-bottom="2.54cm" fo:margin-left="2.54cm" fo:margin-right="2.54cm"/>
    </style:page-layout>
    <style:page-layout style:name="Mpm2">
      <style:page-layout-properties fo:page-width="21.59cm" fo:page-height="27.94cm" style:print-orientation="portrait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dc:creator>Daniel Flores Morales</dc:creator>
    <meta:creation-date>2026-04-11T02:16:00Z</meta:creation-date>
  </office:meta>
</office:document-meta>
</file>